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150%" style:page-number="auto" style:writing-mode="page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749b8" style:font-size-asian="14pt" style:font-size-complex="14pt"/>
    </style:style>
    <style:style style:name="P5" style:family="paragraph" style:parent-style-name="Standard" style:master-page-name="">
      <style:paragraph-properties fo:line-height="150%" style:page-number="auto" style:writing-mode="page">
        <style:tab-stops>
          <style:tab-stop style:position="0.674cm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 style:master-page-name="">
      <style:paragraph-properties fo:line-height="150%" style:page-number="auto" style:writing-mode="page">
        <style:tab-stops>
          <style:tab-stop style:position="0.432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7" style:family="paragraph" style:parent-style-name="Standard" style:master-page-name="">
      <style:paragraph-properties fo:line-height="150%" style:page-number="auto" style:writing-mode="page">
        <style:tab-stops>
          <style:tab-stop style:position="0.425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8" style:family="paragraph" style:parent-style-name="Standard" style:master-page-name="">
      <style:paragraph-properties fo:line-height="150%" style:page-number="auto" style:writing-mode="page">
        <style:tab-stops>
          <style:tab-stop style:position="0.362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 style:writing-mode="page">
        <style:tab-stops>
          <style:tab-stop style:position="0.42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10" style:family="paragraph" style:parent-style-name="Standard" style:master-page-name="">
      <style:paragraph-properties fo:line-height="150%" style:page-number="auto" style:writing-mode="page">
        <style:tab-stops>
          <style:tab-stop style:position="0.406cm"/>
        </style:tab-stops>
      </style:paragraph-properties>
      <style:text-properties style:font-name="Arial" fo:font-size="14pt" style:font-size-asian="14pt" style:font-size-complex="14pt"/>
    </style:style>
    <style:style style:name="P11" style:family="paragraph" style:parent-style-name="Standard" style:master-page-name="">
      <style:paragraph-properties fo:line-height="150%" style:page-number="auto" style:writing-mode="page">
        <style:tab-stops>
          <style:tab-stop style:position="0.437cm"/>
        </style:tab-stops>
      </style:paragraph-properties>
      <style:text-properties style:font-name="Arial" fo:font-size="14pt" style:font-size-asian="14pt" style:font-size-complex="14pt"/>
    </style:style>
    <style:style style:name="P12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3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4pt" style:font-size-asian="14pt" style:font-size-complex="14pt"/>
    </style:style>
    <style:style style:name="P14" style:family="paragraph" style:parent-style-name="Standard" style:master-page-name="">
      <style:paragraph-properties fo:line-height="150%" style:page-number="auto" style:writing-mode="page">
        <style:tab-stops>
          <style:tab-stop style:position="0.54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15" style:family="paragraph" style:parent-style-name="Standard" style:master-page-name="">
      <style:paragraph-properties fo:line-height="150%" style:page-number="auto" style:writing-mode="page">
        <style:tab-stops>
          <style:tab-stop style:position="0.298cm"/>
        </style:tab-stops>
      </style:paragraph-properties>
      <style:text-properties style:font-name="Arial" fo:font-size="14pt" style:font-size-asian="14pt" style:font-size-complex="14pt"/>
    </style:style>
    <style:style style:name="P1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8574f" style:font-size-asian="14pt" style:font-size-complex="14pt"/>
    </style:style>
    <style:style style:name="P17" style:family="paragraph" style:parent-style-name="Standard" style:master-page-name="">
      <style:paragraph-properties fo:line-height="150%" style:page-number="auto" style:writing-mode="page">
        <style:tab-stops>
          <style:tab-stop style:position="0.229cm"/>
        </style:tab-stops>
      </style:paragraph-properties>
      <style:text-properties style:font-name="Arial" fo:font-size="14pt" officeooo:paragraph-rsid="0008574f" style:font-size-asian="14pt" style:font-size-complex="14pt"/>
    </style:style>
    <style:style style:name="P18" style:family="paragraph" style:parent-style-name="Standard" style:master-page-name="">
      <style:paragraph-properties fo:line-height="150%" style:page-number="auto" style:writing-mode="page">
        <style:tab-stops>
          <style:tab-stop style:position="0.584cm"/>
        </style:tab-stops>
      </style:paragraph-properties>
      <style:text-properties style:font-name="Arial" fo:font-size="14pt" officeooo:paragraph-rsid="0008574f" style:font-size-asian="14pt" style:font-size-complex="14pt"/>
    </style:style>
    <style:style style:name="P1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8c94b" style:font-size-asian="14pt" style:font-size-complex="14pt"/>
    </style:style>
    <style:style style:name="P2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0749b8" officeooo:paragraph-rsid="000749b8" style:font-size-asian="14pt" style:font-size-complex="14pt"/>
    </style:style>
    <style:style style:name="P2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0749b8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0749b8" style:font-size-asian="14pt" style:font-size-complex="14pt"/>
    </style:style>
    <style:style style:name="P23" style:family="paragraph" style:parent-style-name="Standard" style:master-page-name="PageStyle0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4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3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1" style:family="paragraph" style:parent-style-name="Standard" style:master-page-name="">
      <style:paragraph-properties fo:line-height="150%" style:page-number="auto" style:writing-mode="page">
        <style:tab-stops>
          <style:tab-stop style:position="0.42cm"/>
        </style:tab-stops>
      </style:paragraph-properties>
      <style:text-properties style:font-name="Arial" fo:font-size="14pt" style:font-size-asian="14pt" style:font-size-complex="14pt"/>
    </style:style>
    <style:style style:name="P4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8" style:family="paragraph" style:parent-style-name="Standard" style:master-page-name="">
      <style:paragraph-properties fo:line-height="150%" style:page-number="auto" style:writing-mode="page">
        <style:tab-stops>
          <style:tab-stop style:position="0.457cm"/>
        </style:tab-stops>
      </style:paragraph-properties>
      <style:text-properties style:font-name="Arial" fo:font-size="14pt" style:font-size-asian="14pt" style:font-size-complex="14pt"/>
    </style:style>
    <style:style style:name="P4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1" style:family="paragraph" style:parent-style-name="Standard" style:master-page-name="">
      <style:paragraph-properties fo:line-height="150%" style:page-number="auto" style:writing-mode="page">
        <style:tab-stops>
          <style:tab-stop style:position="0.33cm"/>
        </style:tab-stops>
      </style:paragraph-properties>
      <style:text-properties style:font-name="Arial" fo:font-size="14pt" style:font-size-asian="14pt" style:font-size-complex="14pt"/>
    </style:style>
    <style:style style:name="P7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0" style:family="paragraph" style:parent-style-name="Standard" style:master-page-name="">
      <style:paragraph-properties fo:line-height="150%" style:page-number="auto" style:writing-mode="page"/>
    </style:style>
    <style:style style:name="P91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92" style:family="paragraph" style:parent-style-name="Standard">
      <style:paragraph-properties fo:line-height="150%" style:writing-mode="page"/>
      <style:text-properties style:font-name="Arial" fo:font-size="14pt" officeooo:paragraph-rsid="000749b8" style:font-size-asian="14pt" style:font-size-complex="14pt"/>
    </style:style>
    <style:style style:name="P93" style:family="paragraph" style:parent-style-name="Standard">
      <style:paragraph-properties fo:line-height="150%" style:writing-mode="page">
        <style:tab-stops>
          <style:tab-stop style:position="0.674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94" style:family="paragraph" style:parent-style-name="Standard">
      <style:paragraph-properties fo:line-height="150%" style:writing-mode="page">
        <style:tab-stops>
          <style:tab-stop style:position="0.432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95" style:family="paragraph" style:parent-style-name="Standard">
      <style:paragraph-properties fo:line-height="150%" style:writing-mode="page">
        <style:tab-stops>
          <style:tab-stop style:position="0.362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96" style:family="paragraph" style:parent-style-name="Standard">
      <style:paragraph-properties fo:line-height="150%" style:writing-mode="page">
        <style:tab-stops>
          <style:tab-stop style:position="0.42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97" style:family="paragraph" style:parent-style-name="Standard">
      <style:paragraph-properties fo:line-height="150%" style:writing-mode="page">
        <style:tab-stops>
          <style:tab-stop style:position="0.406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98" style:family="paragraph" style:parent-style-name="Standard">
      <style:paragraph-properties fo:line-height="150%" style:writing-mode="page">
        <style:tab-stops>
          <style:tab-stop style:position="0.437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99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100" style:family="paragraph" style:parent-style-name="Standard">
      <style:paragraph-properties fo:line-height="150%" style:writing-mode="page">
        <style:tab-stops>
          <style:tab-stop style:position="0.54cm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P101" style:family="paragraph" style:parent-style-name="Standard">
      <style:paragraph-properties fo:line-height="150%" style:writing-mode="page"/>
      <style:text-properties style:font-name="Arial" fo:font-size="14pt" officeooo:paragraph-rsid="0008574f" style:font-size-asian="14pt" style:font-size-complex="14pt"/>
    </style:style>
    <style:style style:name="P102" style:family="paragraph" style:parent-style-name="Standard">
      <style:paragraph-properties fo:line-height="150%" style:writing-mode="page">
        <style:tab-stops>
          <style:tab-stop style:position="0.298cm"/>
        </style:tab-stops>
      </style:paragraph-properties>
      <style:text-properties style:font-name="Arial" fo:font-size="14pt" officeooo:paragraph-rsid="0008574f" style:font-size-asian="14pt" style:font-size-complex="14pt"/>
    </style:style>
    <style:style style:name="P103" style:family="paragraph" style:parent-style-name="Standard">
      <style:paragraph-properties fo:line-height="150%" style:writing-mode="page">
        <style:tab-stops>
          <style:tab-stop style:position="0.229cm"/>
        </style:tab-stops>
      </style:paragraph-properties>
      <style:text-properties style:font-name="Arial" fo:font-size="14pt" officeooo:paragraph-rsid="0008574f" style:font-size-asian="14pt" style:font-size-complex="14pt"/>
    </style:style>
    <style:style style:name="P104" style:family="paragraph" style:parent-style-name="Standard">
      <style:paragraph-properties fo:line-height="150%" style:writing-mode="page">
        <style:tab-stops>
          <style:tab-stop style:position="0.584cm"/>
        </style:tab-stops>
      </style:paragraph-properties>
      <style:text-properties style:font-name="Arial" fo:font-size="14pt" officeooo:paragraph-rsid="0008574f" style:font-size-asian="14pt" style:font-size-complex="14pt"/>
    </style:style>
    <style:style style:name="P105" style:family="paragraph" style:parent-style-name="Standard">
      <style:paragraph-properties fo:line-height="150%" style:writing-mode="page"/>
      <style:text-properties style:font-name="Arial" fo:font-size="14pt" officeooo:paragraph-rsid="0008c94b" style:font-size-asian="14pt" style:font-size-complex="14pt"/>
    </style:style>
    <style:style style:name="P106" style:family="paragraph" style:parent-style-name="Standard">
      <style:paragraph-properties fo:line-height="150%" style:writing-mode="page">
        <style:tab-stops>
          <style:tab-stop style:position="0.674cm"/>
        </style:tab-stops>
      </style:paragraph-properties>
      <style:text-properties style:font-name="Arial" fo:font-size="14pt" officeooo:rsid="000749b8" officeooo:paragraph-rsid="000749b8" style:font-size-asian="14pt" style:font-size-complex="14pt"/>
    </style:style>
    <style:style style:name="P107" style:family="paragraph" style:parent-style-name="Standard">
      <style:paragraph-properties fo:line-height="150%" style:writing-mode="page"/>
      <style:text-properties style:font-name="Arial" fo:font-size="14pt" officeooo:rsid="000749b8" officeooo:paragraph-rsid="000749b8" style:font-size-asian="14pt" style:font-size-complex="14pt"/>
    </style:style>
    <style:style style:name="P108" style:family="paragraph" style:parent-style-name="Standard" style:list-style-name="">
      <style:paragraph-properties fo:line-height="150%" style:writing-mode="page"/>
      <style:text-properties style:font-name="Arial" fo:font-size="14pt" officeooo:rsid="000749b8" officeooo:paragraph-rsid="000749b8" style:font-size-asian="14pt" style:font-size-complex="14pt"/>
    </style:style>
    <style:style style:name="P109" style:family="paragraph" style:parent-style-name="Standard">
      <style:paragraph-properties fo:line-height="150%" style:writing-mode="page"/>
      <style:text-properties style:font-name="Arial" fo:font-size="14pt" officeooo:rsid="0008574f" officeooo:paragraph-rsid="0008574f" style:font-size-asian="14pt" style:font-size-complex="14pt"/>
    </style:style>
    <style:style style:name="P110" style:family="paragraph" style:parent-style-name="Standard">
      <style:paragraph-properties fo:line-height="150%" style:writing-mode="page"/>
      <style:text-properties style:font-name="Arial" fo:font-size="14pt" officeooo:rsid="0008c94b" officeooo:paragraph-rsid="0008c94b" style:font-size-asian="14pt" style:font-size-complex="14pt"/>
    </style:style>
    <style:style style:name="P111" style:family="paragraph" style:parent-style-name="Standard">
      <style:paragraph-properties fo:line-height="150%" style:writing-mode="page"/>
      <style:text-properties officeooo:paragraph-rsid="000749b8"/>
    </style:style>
    <style:style style:name="P11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3" style:family="paragraph" style:parent-style-name="Standard" style:master-page-name="">
      <style:paragraph-properties fo:line-height="150%" style:page-number="auto" style:writing-mode="page">
        <style:tab-stops>
          <style:tab-stop style:position="0.381cm" style:leader-style="solid" style:leader-text="_"/>
        </style:tab-stops>
      </style:paragraph-properties>
      <style:text-properties style:font-name="Arial" fo:font-size="14pt" officeooo:paragraph-rsid="000749b8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0749b8" style:font-size-asian="14pt" style:font-size-complex="14pt"/>
    </style:style>
    <style:style style:name="T3" style:family="text">
      <style:text-properties officeooo:rsid="00066cb4"/>
    </style:style>
    <style:style style:name="T4" style:family="text">
      <style:text-properties officeooo:rsid="000749b8"/>
    </style:style>
    <style:style style:name="T5" style:family="text">
      <style:text-properties officeooo:rsid="0008574f"/>
    </style:style>
    <style:style style:name="T6" style:family="text">
      <style:text-properties officeooo:rsid="0008c94b"/>
    </style:style>
    <style:style style:name="T7" style:family="text">
      <style:text-properties style:font-name="Arial1" officeooo:rsid="0008c94b"/>
    </style:style>
    <style:style style:name="Sect1" style:family="section">
      <style:section-properties fo:margin-left="2.54cm" fo:margin-right="8.648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23">Vladimír Reisel</text:p>
        <text:h text:style-name="P12" text:outline-level="1"><text:bookmark-start text:name="bookmark0"/>DOMA<text:bookmark-end text:name="bookmark0"/></text:h>
        <text:p text:style-name="P3"/>
        <text:p text:style-name="P3">PAMIATKE KON<text:span text:style-name="T3">S</text:span>TANTÍNA BIEBLA</text:p>
        <text:p text:style-name="P3"/>
        <text:p text:style-name="P92">Pri mojom lôžku leží, z ruky vypadla mi,</text:p>
        <text:p text:style-name="P92">zelená knižka, svetielkuje z tmy.</text:p>
        <text:p text:style-name="P4">Dnes chodím okolo nej s obavam<text:span text:style-name="T4">i,</text:span></text:p>
        <text:p text:style-name="P92"><text:s/>že dýchne na mňa smútok záludný.</text:p>
        <text:p text:style-name="P3"/>
        <text:p text:style-name="P92">Nie, nedýchne, veď sú v nej slová,</text:p>
        <text:p text:style-name="P92">od ktorých, chodí vrahom po chrbáte mráz,</text:p>
        <text:p text:style-name="P92">napísala ich ruka priateľova</text:p>
        <text:p text:style-name="P92">a nezničí ich čas.</text:p>
        <text:p text:style-name="P3"/>
        <text:p text:style-name="P92">My po ňom prevezmeme všetku lásku k ľudu</text:p>
        <text:p text:style-name="P92">a všetku zlobu proti zlosynom,</text:p>
        <text:p text:style-name="P92">i naše verše ako meče budú,</text:p>
        <text:p text:style-name="P92"><text:soft-page-break/>ale aj nežné ako podvečerný zvon.</text:p>
        <text:p text:style-name="P3"/>
        <text:p text:style-name="P91"/>
        <text:p text:style-name="P91">ZÁPISNÍK</text:p>
        <text:p text:style-name="P2"><text:span text:style-name="T1"/></text:p>
        <text:p text:style-name="P111"><text:span text:style-name="T2">Ch</text:span><text:span text:style-name="T1">odil </text:span><text:span text:style-name="T2">som po</text:span><text:span text:style-name="T1"> uliciach mnohých metropolí,</text:span></text:p>
        <text:p text:style-name="P111"><text:span text:style-name="T1">sedel som neraz v neuveriteľne malom </text:span><text:span text:style-name="T2">h</text:span><text:span text:style-name="T1">ostinci,</text:span></text:p>
        <text:p text:style-name="P111"><text:span text:style-name="T1">a predsa najmenej ma zo všetkého bolí,</text:span></text:p>
        <text:p text:style-name="P111"><text:span text:style-name="T1">že moja vandrovnícka palica už visí na klinci.</text:span></text:p>
        <text:p text:style-name="P5"/>
        <text:p text:style-name="P106">I</text:p>
        <text:p text:style-name="P106"/>
        <text:p text:style-name="P93">V predmestí parížskom som píjal víno s robotníkmi,</text:p>
        <text:p text:style-name="P93">posledné metro zaviezlo ma na bulvár,</text:p>
        <text:p text:style-name="P93">kde tárajú sa pyšné panie s podivnými psíkmi,</text:p>
        <text:p text:style-name="P93">kde hľadáš často má<text:span text:style-name="T4">rn</text:span>e ľudskú tvár.</text:p>
        <text:p text:style-name="P3"/>
        <text:p text:style-name="P91">Videl som stovky bezprizorných detí,</text:p>
        <text:p text:style-name="P3">odetých sotva napoly,</text:p>
        <text:p text:style-name="P3"><text:soft-page-break/>prehŕňaly sa v hŕbach popola a smetí.</text:p>
        <text:p text:style-name="P3">Je človek, koho tento obraz nebolí?</text:p>
        <text:p text:style-name="P3"/>
        <text:p text:style-name="P92">Vysedával som celé večery pri Stredozemnom mori,</text:p>
        <text:p text:style-name="P92">bratom ma nazývali opálení rybári,</text:p>
        <text:p text:style-name="P92">hovorili, že príde čas, keď päsť ich prehovorí</text:p>
        <text:p text:style-name="P92">a skrytá karabína vypáli.</text:p>
        <text:p text:style-name="P3"/>
        <text:p text:style-name="P92">Maľoval som im pred očami obraz svojej vlasti,</text:p>
        <text:p text:style-name="P92">keď zrazu ticho preťal prenikavý hvizd:</text:p>
        <text:p text:style-name="P92">to neďaleko americký krížnik chrastí.</text:p>
        <text:p text:style-name="P3">Vtedy som čítal z tvárí smrť a nenávisť.</text:p>
        <text:p text:style-name="P3"/>
        <text:p text:style-name="P92">Videl som robotnícky meeting v Zimnom velodrome.</text:p>
        <text:p text:style-name="P92">Ako len burácaly mená Thoreza a Stalina!</text:p>
        <text:p text:style-name="P4">Áno, aj tento ľud raz bude pánom v svojom dome,</text:p>
        <text:p text:style-name="P92">aj on už slávny pochod začína.</text:p>
        <text:p text:style-name="P3"/>
        <text:p text:style-name="P92"><text:soft-page-break/>Ten pochod pramení sa v kroku komunardov,</text:p>
        <text:p text:style-name="P92">čo vyrazili ako láva z tajných skrýš.</text:p>
        <text:p text:style-name="P4">Videl som, ako brániš svojich revolučných bardov;</text:p>
        <text:p text:style-name="P92">ja viem: ľud Francie, ty nezradíš.</text:p>
        <text:p text:style-name="P92"/>
        <text:p text:style-name="P4">Vyženieš neľútostne cudzích nevolaných pánov,</text:p>
        <text:p text:style-name="P92">aj v spánku ozbrojených, nevyspatých po ráne,</text:p>
        <text:p text:style-name="P92">povešiaš na platány zradných kastelánov,</text:p>
        <text:p text:style-name="P92">až zaznie inak slávny spev: Občania, do zbrane!</text:p>
        <text:p text:style-name="P3"/>
        <text:p text:style-name="P92">Až začneš stavať novú republiku</text:p>
        <text:p text:style-name="P92">bez zapredanej panskej hávede;</text:p>
        <text:p text:style-name="P92">len brús si teda svoju staroslávnu dýku,</text:p>
        <text:p text:style-name="P92">duch Komúny ťa znovu k barikádam povedie!</text:p>
        <text:p text:style-name="P3"/>
        <text:p text:style-name="P107">II</text:p>
        <text:p text:style-name="P107"/>
        <text:p text:style-name="P91">Nebol som v Benátkach a Neapoli.</text:p>
        <text:p text:style-name="P6"><text:soft-page-break/>V Ríme som sedel v neuveriteľne malom hostinci,</text:p>
        <text:p text:style-name="P94">a predsa najmenej ma zo všetkého bolí,</text:p>
        <text:p text:style-name="P94">že moja vandrovnícka palica už visí na klinci.</text:p>
        <text:p text:style-name="P3"/>
        <text:p text:style-name="P92">Nie ako dobyvateľ vkročil som do predjarného Ríma,</text:p>
        <text:p text:style-name="P92">lež ako prostý cestovateľ z krajín pokoja.</text:p>
        <text:p text:style-name="P4">Nosiči na stanici s úsmevami vítali ma,</text:p>
        <text:p text:style-name="P92">oni sa našich ľudí neboja,</text:p>
        <text:p text:style-name="P3"/>
        <text:p text:style-name="P92">tak ako grandi Itálie a ich tajní,</text:p>
        <text:p text:style-name="P92">ktorí ma sledovali bezočivým pohľadom,</text:p>
        <text:p text:style-name="P92">keď šiel som vedľa domu chudáka —</text:p>
        <text:p text:style-name="P21">dom podobal sa stajni —</text:p>
        <text:p text:style-name="P22">nevedel biedu zastrieť ani rozkvitnutý strom.</text:p>
        <text:p text:style-name="P3"/>
        <text:p text:style-name="P92">Po uliciach sa trúsia dlhé rady mníchov,</text:p>
        <text:p text:style-name="P92">sprievody zdutých amerických turistov,</text:p>
        <text:p text:style-name="P92">provokujú tu národ svojou neskrotenou pýchou,</text:p>
        <text:p text:style-name="P92"><text:soft-page-break/>jednoduchý ľud, kráčajúci cestou tŕnistou.</text:p>
        <text:p text:style-name="P3"/>
        <text:p text:style-name="P92">Neďaleko od vyfintenej patricijskej štvrte</text:p>
        <text:p text:style-name="P92">videl som rímskych proletárov bývať v jaskyni,</text:p>
        <text:p text:style-name="P92">chorľavým deťom otec dával jedlo od úst odtrhnuté,</text:p>
        <text:p text:style-name="P92">kým v reštaurantoch okupanti pili bezstarostne Martini.</text:p>
        <text:p text:style-name="P3"/>
        <text:p text:style-name="P92">Vo vyblednutom detskom zarosenom oku</text:p>
        <text:p text:style-name="P92">sa zrkadlily hviezdy, hviezdy rímskych bied,</text:p>
        <text:p text:style-name="P92">ktoré raz prekotia dámam na terasách teplú mokku</text:p>
        <text:p text:style-name="P92">a dajú hradným pánom ešte príkladnejšiu odpoveď.</text:p>
        <text:p text:style-name="P3"/>
        <text:p text:style-name="P92">Raz zbedačený ľud sa síde v starobylom Colosseu,</text:p>
        <text:p text:style-name="P92">hromový pochod zaznie na Piazza del Popolo,</text:p>
        <text:p text:style-name="P92">budú tu na pranieri stáť raz pápež, americani a Zeus.</text:p>
        <text:p text:style-name="P92">Slobodný národ bude tančiť okolo.</text:p>
        <text:p text:style-name="P3"/>
        <text:p text:style-name="P92">Veď tento ľud už ozaj nemôže nič stratiť,</text:p>
        <text:p text:style-name="P92"><text:soft-page-break/>len svoje starodávne okovy.</text:p>
        <text:p text:style-name="P4">Vedie ho Stalin, Togliatti,</text:p>
        <text:p text:style-name="P92">ortiel nad minulosťou je už hotový.</text:p>
        <text:p text:style-name="P3"/>
        <text:p text:style-name="P107">III</text:p>
        <text:p text:style-name="P107"/>
        <text:p text:style-name="P92">Videl som s vtáčej perspektívy stĺpy Akropoly,</text:p>
        <text:p text:style-name="P92">sedel som v dobre vartovanom gréckom hostinci,</text:p>
        <text:p text:style-name="P92">a predsa najmenej ma zo všetkého bolí,</text:p>
        <text:p text:style-name="P92">že moja vandrovnícka palica už visí na klinci.</text:p>
        <text:p text:style-name="P3"/>
        <text:p text:style-name="P92">Keď vznášal som sa nad horami Grécka,</text:p>
        <text:p text:style-name="P92">kde ukrýva sa dosiaľ nezradený partizán,</text:p>
        <text:p text:style-name="P92">videl som v duchu obraz jeho väzneného decka.</text:p>
        <text:p text:style-name="P7">V údolí vládne oceľovou rukou americký pán.</text:p>
        <text:p text:style-name="P3"/>
        <text:p text:style-name="P92">So slzou v oku díval som sa s výšky na Atény,</text:p>
        <text:p text:style-name="P92">kde v uliciach sa hmýril porobený ľud</text:p>
        <text:p text:style-name="P92"><text:soft-page-break/>a vedľa neho v limuzínach zlatom ovešané ženy.</text:p>
        <text:p text:style-name="P92">Nie, slnko slobody tu nesmie zapadnúť!</text:p>
        <text:p text:style-name="P92"/>
        <text:p text:style-name="P4">Antické zrúcaniny strácaly sa v čírom nebi,</text:p>
        <text:p text:style-name="P92">mne v ústach horkla oliva,</text:p>
        <text:p text:style-name="P92">zakryť si rukou tvár máš zapotreby,</text:p>
        <text:p text:style-name="P92">aby si zahnal strašné marivá,</text:p>
        <text:p text:style-name="P3"/>
        <text:p text:style-name="P3">sny o tisícoch hladujúcich ľudí,</text:p>
        <text:p text:style-name="P8">o preplnených koncentračných táboroch,</text:p>
        <text:p text:style-name="P95">kde ráno väzňov zlosyn automatom budí</text:p>
        <text:p text:style-name="P95">a kde je suchý krajec nedostižný boh.</text:p>
        <text:p text:style-name="P3"/>
        <text:p text:style-name="P92">Vy, zad<text:span text:style-name="T4">ĺ</text:span>žení roľníci a tabačiari,</text:p>
        <text:p text:style-name="P92">vy, tvrdí robotníci z lodeníc,</text:p>
        <text:p text:style-name="P92">nestraťte nádeje, veď svetlo budúcnosti žiari,</text:p>
        <text:p text:style-name="P92">nech jeho odlesk nezmizne vám s líc!</text:p>
        <text:p text:style-name="P3"/>
        <text:p text:style-name="P91"><text:soft-page-break/>To boly moje tiché, sotva počuteľné slová,</text:p>
        <text:p text:style-name="P3">keď s okom robotníka na letisku stretol sa môj zrak.</text:p>
        <text:p text:style-name="P3">Ty nezhynieš, zem Belojanisova!</text:p>
        <text:p text:style-name="P3">A lietadlo sa tratí za oblak.</text:p>
        <text:p text:style-name="P3"/>
        <text:p text:style-name="P20">IV</text:p>
        <text:p text:style-name="P107"/>
        <text:p text:style-name="P4">Videl som brány Ázie a libanonské hory,</text:p>
        <text:p text:style-name="P92">na Bospore som srkal kávu v malom hostinci,</text:p>
        <text:p text:style-name="P92">a predsa najmenej ma zo všetkého bolí,</text:p>
        <text:p text:style-name="P92">že moja vandrovnícka palica už visí na klinci.</text:p>
        <text:p text:style-name="P3"/>
        <text:p text:style-name="P92">Mračná ma vylodily v zemi polmesiaca.</text:p>
        <text:p text:style-name="P92">Mliekom a medom rozvoniava ulica.</text:p>
        <text:p text:style-name="P92">Myšlienka moja dnes sa zasa vracia</text:p>
        <text:p text:style-name="P92">na morský breh, kde napína sa udica.</text:p>
        <text:p text:style-name="P3"/>
        <text:p text:style-name="P91">Koľko tu sedí na pobreží otrhaných detí!</text:p>
        <text:p text:style-name="P4"><text:soft-page-break/>Nik sa ich na úlovok nepýta,</text:p>
        <text:p text:style-name="P92">len otec, matka, do vriec zaodetí;</text:p>
        <text:p text:style-name="P92">vo vode zrkadlí sa hrdá mešita.</text:p>
        <text:p text:style-name="P3"/>
        <text:p text:style-name="P92">Navečer stretneš celú famíliu pri bazári,</text:p>
        <text:p text:style-name="P92">každý má v inom kúte stanovište žobráka,</text:p>
        <text:p text:style-name="P92">svit mesiaca im prebleskuje v tvári</text:p>
        <text:p text:style-name="P92">a bieda stále rovnaká.</text:p>
        <text:p text:style-name="P3"/>
        <text:p text:style-name="P91">Vedľa nich kráča nevšímavý nábob,</text:p>
        <text:p text:style-name="P3">je zámožný a verí v Alaha,</text:p>
        <text:p text:style-name="P3">tak ako bedač v obsah smetiskových nádob;</text:p>
        <text:p text:style-name="P3">zajtra tú bedač ktosi povyzlieka do naha,</text:p>
        <text:p text:style-name="P3"/>
        <text:p text:style-name="P92">až príde exekútor inkasovať dlhy,</text:p>
        <text:p text:style-name="P92">alebo pekárovi bude treba za chleba.</text:p>
        <text:p text:style-name="P4">Videlo sa mi, že tu nebývajú dúhy,</text:p>
        <text:p text:style-name="P92">v krajine modrých veží, vystrčených do neba.</text:p>
        <text:p text:style-name="P3"><text:soft-page-break/></text:p>
        <text:p text:style-name="P92">Viem, dúhy prerazia aj tu cez oblaky,</text:p>
        <text:p text:style-name="P92">až anatolský roľník vytrhne sa z pút,</text:p>
        <text:p text:style-name="P92">robotník v Smy<text:span text:style-name="T4">rn</text:span>e povyháňa z ulíc panské straky</text:p>
        <text:p text:style-name="P92">a vpustí do nich proletársky prúd.</text:p>
        <text:p text:style-name="P3"/>
        <text:p text:style-name="P92">Potom sa zaleskneš, zem Hikmetova,</text:p>
        <text:p text:style-name="P92">sťa oslnivý orientálny diamant!</text:p>
        <text:p text:style-name="P4">Dnes ešte presmutná si ako vdova,</text:p>
        <text:p text:style-name="P92">zem rabovaná rojom príživníckych bánd.</text:p>
        <text:p text:style-name="P3"/>
        <text:p text:style-name="P92">Je december. Vo vežiach vietor piští,</text:p>
        <text:p text:style-name="P92">v prístave kolíšu sa pestré bárky na vode.</text:p>
        <text:p text:style-name="P3">Aj s touto zemou lúčil som sa na letišti:</text:p>
        <text:p text:style-name="P3">Bojuj — a do videnia v slobode!</text:p>
        <text:p text:style-name="P3"/>
        <text:p text:style-name="P107">V</text:p>
        <text:p text:style-name="P107"/>
        <text:p text:style-name="P92"><text:soft-page-break/>Bol som raz hosťom perzskej metropoly,</text:p>
        <text:p text:style-name="P92">kde smútok kvitne ako muškát v každom hostinci,</text:p>
        <text:p text:style-name="P92">a predsa zo všetkého najmenej ma bolí,</text:p>
        <text:p text:style-name="P92">že moja vandrovnícka palica už visí na klinci.</text:p>
        <text:p text:style-name="P3"/>
        <text:p text:style-name="P92">Prvý cie<text:span text:style-name="T4">ľ</text:span> mojich krokov boly miesta,</text:p>
        <text:p text:style-name="P92">kde veľký Stalin chodil pred rokmi.</text:p>
        <text:p text:style-name="P9">V zenite stála práve jedna svetlá hviezda,</text:p>
        <text:p text:style-name="P96">potom sa mihla stromoradím, oblokmi.</text:p>
        <text:p text:style-name="P3"/>
        <text:p text:style-name="P92">Postál som v tichu pod oknami:</text:p>
        <text:p text:style-name="P92">tam zjavila sa zavše jeho tvár...</text:p>
        <text:p text:style-name="P4">Komu sa v takých chvíľach srdce nenaplní snami,</text:p>
        <text:p text:style-name="P92">kto nebežal by spievať plným hlasom na chotár?</text:p>
        <text:p text:style-name="P3"/>
        <text:p text:style-name="P92">Ale som uvidel aj nevídané veci</text:p>
        <text:p text:style-name="P92">v špinavej teheránskej ulici;</text:p>
        <text:p text:style-name="P92">furmani pobili sa pre poldeci</text:p>
        <text:p text:style-name="P92"><text:soft-page-break/>a malé decko nariekalo pri prašivej mulici.</text:p>
        <text:p text:style-name="P3"/>
        <text:p text:style-name="P92">Prišlo sem s otcom z južných provincií</text:p>
        <text:p text:style-name="P92">odohnať v meste dotieravú smrť.</text:p>
        <text:p text:style-name="P41">V krčme sa dostal otec do rúk polícii,</text:p>
        <text:p text:style-name="P3">a tá má príkaz vandrovníkov odsunúť.</text:p>
        <text:p text:style-name="P3"/>
        <text:p text:style-name="P91">A preto dieťa čaká, čaká uplakané</text:p>
        <text:p text:style-name="P3">na otca v opustenej ulici,</text:p>
        <text:p text:style-name="P3">ktorá ho možno vráti dávno mŕtvej mame,</text:p>
        <text:p text:style-name="P3">príde si podvečer preň ku posvätnej studnici.</text:p>
        <text:p text:style-name="P3"/>
        <text:p text:style-name="P92">Videl som tu aj iné srdcervúce scény,</text:p>
        <text:p text:style-name="P92">aké vie vystavovať orient v okovách,</text:p>
        <text:p text:style-name="P92">no videl som aj robotníkov vracať sa zo smen<text:span text:style-name="T4">y</text:span>,</text:p>
        <text:p text:style-name="P92">a tí už dávno nepoznajú strach.</text:p>
        <text:p text:style-name="P92"/>
        <text:p text:style-name="P4">Pochodovali ako jeden po námestí</text:p>
        <text:p text:style-name="P92"><text:soft-page-break/>a s nimi nádej, mládež veselá,</text:p>
        <text:p text:style-name="P92">zo zástupu sa dvíhal plameň pästí,</text:p>
        <text:p text:style-name="P92">keď tanky Sherman obchádzaly dokola.</text:p>
        <text:p text:style-name="P10"/>
        <text:p text:style-name="P97">V noci som sedel v izbe, naftou vykúrenej,</text:p>
        <text:p text:style-name="P97">díval sa po kvetinách do koberca zasiatych...</text:p>
        <text:p text:style-name="P97">Nik nezaplatil za kvetiny tkáčke, biednej žene,</text:p>
        <text:p text:style-name="P97">ktorej už asi suchotiny zarážajú dych.</text:p>
        <text:p text:style-name="P3"/>
        <text:p text:style-name="P92">Lež bude platiť za ne svojou krvou</text:p>
        <text:p text:style-name="P92">veľkostatkár a továrnik;</text:p>
        <text:p text:style-name="P92">votrelec padne salvou prvou,</text:p>
        <text:p text:style-name="P92">za porazenou čriedou neobzrie sa nik.</text:p>
        <text:p text:style-name="P3"/>
        <text:p text:style-name="P92">Potom už nebude sĺz v Kermanšahu,</text:p>
        <text:p text:style-name="P92">nebudú otroci a všemohúci pán,</text:p>
        <text:p text:style-name="P92">minulosť hrozná d<text:span text:style-name="T4">o</text:span>tlie v prachu,</text:p>
        <text:p text:style-name="P92">v slnci sa zaskvie Isfahan i Teherán.</text:p>
        <text:p text:style-name="P3"><text:soft-page-break/></text:p>
        <text:p text:style-name="P107">VI</text:p>
        <text:p text:style-name="P107"/>
        <text:p text:style-name="P92">Španielska pieseň znela s červenkavých pol<text:span text:style-name="T4">í</text:span>,</text:p>
        <text:p text:style-name="P92">ja som ju počul, znela v blízkom hostinci,</text:p>
        <text:p text:style-name="P92">a predsa zo všetkého najmenej ma bolí,</text:p>
        <text:p text:style-name="P92">že moja vandrovnícka palica už visí na klinci.</text:p>
        <text:p text:style-name="P3"/>
        <text:p text:style-name="P92">Videl som pahorky a lúky Kastílie,</text:p>
        <text:p text:style-name="P92">objal som Madrid ľútostivým pohľadom;</text:p>
        <text:p text:style-name="P92">pod tamtým stromom azda jedno srdce hnije,</text:p>
        <text:p text:style-name="P92">čo srdnato sa bilo za otcovský dom.</text:p>
        <text:p text:style-name="P3"/>
        <text:p text:style-name="P92">Brat toho srdca možno dneska privítal ma,</text:p>
        <text:p text:style-name="P92">tu, na terase madridského letiska,</text:p>
        <text:p text:style-name="P92">okolo pása držala ho proletárska dáma,</text:p>
        <text:p text:style-name="P92">lýtka jej dorantaly blízke strniská.</text:p>
        <text:p text:style-name="P11"/>
        <text:p text:style-name="P98"><text:soft-page-break/>V nedeľu popoludní chodieva sem mladá chasa,</text:p>
        <text:p text:style-name="P98">tak ako u nás mládež víta vlaky v stanici.</text:p>
        <text:p text:style-name="P98">Španielsky vetrík so suknicou pohráva sa.</text:p>
        <text:p text:style-name="P3">Prečo sa pri tých mladých ľuďoch tmolia četníci?</text:p>
        <text:p text:style-name="P3"/>
        <text:p text:style-name="P92">Videl som v duchu robotníkov Barcelony,</text:p>
        <text:p text:style-name="P92">keď sa mi v hrdle kukuričný chlebík zadrhol.</text:p>
        <text:p text:style-name="P4">Tu budú strašne zvoniť revolučné zvony,</text:p>
        <text:p text:style-name="P92">prevracajúce panský hodovnícky stôl!</text:p>
        <text:p text:style-name="P3"/>
        <text:p text:style-name="P92">Keď lúčil som sa so španielskym nebom,</text:p>
        <text:p text:style-name="P92">zakýval som tej mladej chase na pozdrav,</text:p>
        <text:p text:style-name="P92">mládencom nesýteným ani kukuričným chlebom,</text:p>
        <text:p text:style-name="P92">devám, čo jedného dňa splynú v neústupný dav.</text:p>
        <text:p text:style-name="P3"/>
        <text:p text:style-name="P92">Zavialy šatky v rukách mojich bratov,</text:p>
        <text:p text:style-name="P92">tam, na terase madridského letiska.</text:p>
        <text:p text:style-name="P4">Keď preletíme v búrke nad Granadou,</text:p>
        <text:p text:style-name="P92"><text:soft-page-break/>vetrisko so mnou Internacionálu si zapíska.</text:p>
        <text:h text:style-name="P12" text:outline-level="1"><text:bookmark-start text:name="bookmark1"/><text:bookmark-end text:name="bookmark1"/></text:h>
        <text:h text:style-name="P108" text:outline-level="1">VII</text:h>
        <text:h text:style-name="P108" text:outline-level="1"/>
        <text:p text:style-name="P4"><text:span text:style-name="T4">H</text:span>las Afriky sa niesol od pieskových polí,</text:p>
        <text:p text:style-name="P92">počúval som ho v čakárni či v hostinci,</text:p>
        <text:p text:style-name="P92">a predsa najmenej ma zo všetkého bolí,</text:p>
        <text:p text:style-name="P92">že moja vandrovnícka palica už visí na klinci.</text:p>
        <text:p text:style-name="P3"/>
        <text:p text:style-name="P92">Čaj lievali mi tichí čierni chlapci</text:p>
        <text:p text:style-name="P92">uprostred ťažkej noci trópov v Dakari;</text:p>
        <text:p text:style-name="P92">smutne sa usmievajú statní Senegalci,</text:p>
        <text:p text:style-name="P92">tieň otroctva im čítaš na tvári.</text:p>
        <text:p text:style-name="P3"/>
        <text:p text:style-name="P92">Ten tieň sa potáca aj medzi chatrčami z hliny,</text:p>
        <text:p text:style-name="P92">zamorenými beznádejou, biedou bied.</text:p>
        <text:p text:style-name="P4">Byť vydedencom v strede vlastnej domoviny,</text:p>
        <text:p text:style-name="P92">aký to prevrátený svet!</text:p>
        <text:p text:style-name="P3"><text:soft-page-break/></text:p>
        <text:p text:style-name="P92">Aký to svet, kde deti sú už starci,</text:p>
        <text:p text:style-name="P92">vlečúci unavené údy z plantáží?</text:p>
        <text:p text:style-name="P3">To preto majú smutné oči Senegalci.</text:p>
        <text:p text:style-name="P48">V kasárňach trestné oddiely sú na stráži.</text:p>
        <text:p text:style-name="P3"/>
        <text:p text:style-name="P92">Keď černoch prináša mi šálku čaju</text:p>
        <text:p text:style-name="P92">a odhaduje predpísanú vzdialenosť,</text:p>
        <text:p text:style-name="P92">v očiach mu zvláštne svetlá zaihrajú:</text:p>
        <text:p text:style-name="P92">ďakujem zakaždým, ja som tu divný hosť.</text:p>
        <text:p text:style-name="P3"/>
        <text:p text:style-name="P92">Ako mu povedať, že ja mám v srdci lásku</text:p>
        <text:p text:style-name="P92">ku všetkým poníženým na zemi,</text:p>
        <text:p text:style-name="P92">že život otrokárov visí na tenučkom vlásku,</text:p>
        <text:p text:style-name="P92">že bude ako orech s palmy srazený?</text:p>
        <text:p text:style-name="P3"/>
        <text:p text:style-name="P92">Horúci vietor duje od Sahary</text:p>
        <text:p text:style-name="P92">a z diaľok iný vietor, pasát slobody.</text:p>
        <text:p text:style-name="P4"><text:soft-page-break/>S vami sú, moji drahí, všetci proletári,</text:p>
        <text:p text:style-name="P92">s vami sme my a všetky voľné národy!</text:p>
        <text:p text:style-name="P3"/>
        <text:p text:style-name="P107">VIII</text:p>
        <text:p text:style-name="P91"/>
        <text:p text:style-name="P92"><text:span text:style-name="T4">Z</text:span>a modrým morom majú také stoly,</text:p>
        <text:p text:style-name="P92">aké máš v našom obyčajnom hostinci.</text:p>
        <text:p text:style-name="P4">Zo všetkých vecí najmenej ma bolí,</text:p>
        <text:p text:style-name="P92">že moja vandrovnícka palica už visí na klinci.</text:p>
        <text:p text:style-name="P3"/>
        <text:p text:style-name="P92">Jar hýrivá ma v Rio privítala,</text:p>
        <text:p text:style-name="P92">všade ťa zadúšajú subtropické kytice,</text:p>
        <text:p text:style-name="P92">ako by chystali tu svadbu pre dákeho kráľa.</text:p>
        <text:p text:style-name="P92">Pálčivé slnce polievalo potom ulice.</text:p>
        <text:p text:style-name="P13"/>
        <text:p text:style-name="P99">V myšlienkach bol som v svojej domovine,</text:p>
        <text:p text:style-name="P99">kde práve babie leto obletúva strom;</text:p>
        <text:p text:style-name="P99">ja nedal by som za tú jeseň celé svety iné,</text:p>
        <text:p text:style-name="P99"><text:soft-page-break/>za mrakodrap na Rio Branco nedám rodný dom.</text:p>
        <text:p text:style-name="P3"/>
        <text:p text:style-name="P91">Týždeň mi bubnovala na balkóne kanonáda</text:p>
        <text:p text:style-name="P14">— býval som v bielom dome pri mori —</text:p>
        <text:p text:style-name="P100">podo mnou hmýri sa jak mravenisko promenáda,</text:p>
        <text:p text:style-name="P100">čaká, až chladivá noc náruč otvorí.</text:p>
        <text:p text:style-name="P3"/>
        <text:p text:style-name="P92">Keď šiel som potom v noci po ulici,</text:p>
        <text:p text:style-name="P92">videl som iný, menej vábny svet,</text:p>
        <text:p text:style-name="P92">na dlažbe spali čierni nádenníci</text:p>
        <text:p text:style-name="P92">a ja som čakal má<text:span text:style-name="T4">rn</text:span>e na otázku odpoveď.</text:p>
        <text:p text:style-name="P3"/>
        <text:p text:style-name="P91">Vedľa nich prechádzaly autá lepšej spoločnosti</text:p>
        <text:p text:style-name="P113">— vracia sa asi z obchodného banketu,</text:p>
        <text:p text:style-name="P4">kde bolo veľa cudzozemských hostí —</text:p>
        <text:p text:style-name="P92">dáma si vezie v Buicku domov drahú bukrétu.</text:p>
        <text:p text:style-name="P3"/>
        <text:p text:style-name="P92">Cestou do svojej vily prejdú smutnou štvrtou,</text:p>
        <text:p text:style-name="P92"><text:soft-page-break/>kde v chatrčiach sa krčia černosi,</text:p>
        <text:p text:style-name="P92">potácajú sa medzi životom a smrťou,</text:p>
        <text:p text:style-name="P92">ich krvou aj tá dáma v autiaku sa honosí.</text:p>
        <text:p text:style-name="P3"/>
        <text:p text:style-name="P92">Keď šiel som na druhý deň po bulvári,</text:p>
        <text:p text:style-name="P92">videl som stovky detí čistiť chodcom sandály,</text:p>
        <text:p text:style-name="P92">čítal som utrpenie všet<text:span text:style-name="T4">k</text:span>ých detí na ich tvári,</text:p>
        <text:p text:style-name="P92">detí, čo umierajú hladom v kanáli.</text:p>
        <text:p text:style-name="P92"/>
        <text:p text:style-name="P4">Tam uvidel som chlapca čiernej piete,</text:p>
        <text:p text:style-name="P92">do plachty žurnálu má pohrúženú tvár,</text:p>
        <text:p text:style-name="P92">nevidí nikoho, je ako v inom svete,</text:p>
        <text:p text:style-name="P92">potichu slabikuje vety z „Imprensa popular”.</text:p>
        <text:p text:style-name="P3"/>
        <text:p text:style-name="P92">Tak milióny pracujúcich Brazílie</text:p>
        <text:p text:style-name="P92">do boja vedie robotnícka strana Prestesa,</text:p>
        <text:p text:style-name="P92">preto v nich skalopevná viera žije,</text:p>
        <text:p text:style-name="P92">tá vyrazí raz z miest i pralesa.</text:p>
        <text:p text:style-name="P3"><text:soft-page-break/></text:p>
        <text:p text:style-name="P92">Krajina zlata, trstiny a kávy</text:p>
        <text:p text:style-name="P92">stane sa rajom ľudu, kontinentom krás,</text:p>
        <text:p text:style-name="P92">ľud Brazílie uvije jej veniec slávy</text:p>
        <text:p text:style-name="P92">a bude voňať ako ananás.</text:p>
        <text:p text:style-name="P3"/>
        <text:p text:style-name="P107">IX</text:p>
        <text:p text:style-name="P107"/>
        <text:p text:style-name="P92">C<text:span text:style-name="T4">h</text:span>odil som po uliciach mnohých metropolí,</text:p>
        <text:p text:style-name="P101">sedel som neraz v neuveriteľne malom hostinci,</text:p>
        <text:p text:style-name="P101">a predsa zo všetkého najmenej ma bol<text:span text:style-name="T5">í</text:span>,</text:p>
        <text:p text:style-name="P101">že moja vandrovnícka palica už visí na klinci.</text:p>
        <text:p text:style-name="P3"/>
        <text:p text:style-name="P101">Len ešte raz by som ju svesil s klinca znovu,</text:p>
        <text:p text:style-name="P101">na cestu ďalekú by som sa vydal rád,</text:p>
        <text:p text:style-name="P101">aby som uvidel zem najslávnejšiu, Stalinovu,</text:p>
        <text:p text:style-name="P101">Moskvu a Gori, Kijev, Leningrad!</text:p>
        <text:p text:style-name="P3"/>
        <text:p text:style-name="P109"><text:soft-page-break/>DOMA</text:p>
        <text:p text:style-name="P109"/>
        <text:p text:style-name="P3">RÁNO NAD MOJOU KRAJINOU</text:p>
        <text:p text:style-name="P3"/>
        <text:p text:style-name="P91">Kedysi chodieval som v tebe sťa v zakliatom</text:p>
        <text:p text:style-name="P3">zámku,</text:p>
        <text:p text:style-name="P3">lež teba odklial vojak na sovietskom tanku,</text:p>
        <text:p text:style-name="P3">stalinský vojak! Bola práve jar,</text:p>
        <text:p text:style-name="P3">keď do blankytu vzlietol vtáčik-proletár,</text:p>
        <text:p text:style-name="P3">rozštebotal sa o slobode,</text:p>
        <text:p text:style-name="P3">zvlažil si hrdlo v chladnej vode</text:p>
        <text:p text:style-name="P3">a skríkol ako ja: Krásna, jediná,</text:p>
        <text:p text:style-name="P3">krajina moja, rodná dedina!</text:p>
        <text:p text:style-name="P15"/>
        <text:p text:style-name="P102">I vták bol slobodný i všetky tvoje kúty,</text:p>
        <text:p text:style-name="P102">miesta pod vŕbami, kde sa voda krúti,</text:p>
        <text:p text:style-name="P102">pásiky polí, strechy, kríky úvrat<text:span text:style-name="T5">í</text:span>,</text:p>
        <text:p text:style-name="P102">a najmä ľudia, ľudia znovu usmiati.</text:p>
        <text:p text:style-name="P3"><text:soft-page-break/></text:p>
        <text:p text:style-name="P91">Ten príchod víťazov! To veľké sbratanie!</text:p>
        <text:p text:style-name="P3">A perspektíva nových krásnych dní!</text:p>
        <text:p text:style-name="P16">Už nikdy biednym slza z očí neskanie,</text:p>
        <text:p text:style-name="P101">poslední budú prví, prví poslední!</text:p>
        <text:p text:style-name="P3"/>
        <text:p text:style-name="P101">Ale kým prišla táto vytúžená chvíľa,</text:p>
        <text:p text:style-name="P101">koľko si strastí zniesla, koľko sĺz si vpila,</text:p>
        <text:p text:style-name="P101">do koľkých bojov hnal ťa hlad,</text:p>
        <text:p text:style-name="P101">krvavý žandár, prísny magistrát!</text:p>
        <text:p text:style-name="P16">A koľko by si ešte tŕpla, nebyť sovietskeho tanku,</text:p>
        <text:p text:style-name="P101">ktorý ťa ako väzňa vyviedol zo zakliateho zámku,</text:p>
        <text:p text:style-name="P101">pod horou učupená, krásna, jediná,</text:p>
        <text:p text:style-name="P101">krajina moja, rodná dedina!</text:p>
        <text:p text:style-name="P3"/>
        <text:p text:style-name="P91"/>
        <text:p text:style-name="P91">TAK PRIŠLI K NÁM</text:p>
        <text:p text:style-name="P3"/>
        <text:p text:style-name="P101"><text:soft-page-break/>Dedina ako vymretá</text:p>
        <text:p text:style-name="P101">po hroznej povíchrici.</text:p>
        <text:p text:style-name="P3"/>
        <text:p text:style-name="P91">Potom sa zjavil vojak ružolíci,</text:p>
        <text:p text:style-name="P3">za ním druhý,</text:p>
        <text:p text:style-name="P3">tretí,</text:p>
        <text:p text:style-name="P3">štvrtý,</text:p>
        <text:p text:style-name="P3">tak ako po búrkach sa objavujú dúhy.</text:p>
        <text:p text:style-name="P3"/>
        <text:p text:style-name="P101">Prvé vyšly na priedomie deti,</text:p>
        <text:p text:style-name="P101">toľko detí ako smetí.</text:p>
        <text:p text:style-name="P101"/>
        <text:p text:style-name="P16">Jedno sa rozbehlo k nim po ulici,</text:p>
        <text:p text:style-name="P101">v tú chvíľu letia za ním všetky,</text:p>
        <text:p text:style-name="P101">rozvýskané a veselé</text:p>
        <text:p text:style-name="P3">a všetky chcú sa im hrať s hviezdou na čele.</text:p>
        <text:p text:style-name="P3"/>
        <text:p text:style-name="P101">Ktosi klope na dvere</text:p>
        <text:p text:style-name="P101"><text:soft-page-break/>a <text:span text:style-name="T5">v</text:span> zápätí im stojí zoči-voči</text:p>
        <text:p text:style-name="P101">s dieťaťom na rukách</text:p>
        <text:p text:style-name="P101">sovietsky vojak.</text:p>
        <text:p text:style-name="P101"/>
        <text:p text:style-name="P16">Zdravstvujte, vraví,</text:p>
        <text:p text:style-name="P101">je celý usmievavý,</text:p>
        <text:p text:style-name="P101">čapica posotená nabok hlavy,</text:p>
        <text:p text:style-name="P101">a ďalej prosto vraví:</text:p>
        <text:p text:style-name="P3"/>
        <text:p text:style-name="P91">Na rieke za humnami</text:p>
        <text:p text:style-name="P3">fašista vyhodil most do povetria,</text:p>
        <text:p text:style-name="P3">postavíme ho spolu s vami.</text:p>
        <text:p text:style-name="P16">Tak poďte, ty a ty a tvoja sestra,</text:p>
        <text:p text:style-name="P101">je jar a treba cez most do polí</text:p>
        <text:p text:style-name="P101">orať a siať,</text:p>
        <text:p text:style-name="P3">aby ste mali plné stodoly.</text:p>
        <text:p text:style-name="P3"/>
        <text:p text:style-name="P101">Keď pripravili nástroje a káry,</text:p>
        <text:p text:style-name="P101"><text:soft-page-break/>odišli všetci za ním, ba i starík</text:p>
        <text:p text:style-name="P101">sa pridal k čate</text:p>
        <text:p text:style-name="P3">a duril mladých: Čo sa okúňate?</text:p>
        <text:p text:style-name="P3"/>
        <text:p text:style-name="P91">Večerom sedávali kolo vatry</text:p>
        <text:p text:style-name="P3">a nôtili si veselé i smutné,</text:p>
        <text:p text:style-name="P3">ich oči boly ako studne,</text:p>
        <text:p text:style-name="P3">keď rozprávali dlho do hviezdnatej noci</text:p>
        <text:p text:style-name="P71">o tom, čo prežili a ako oni žijú</text:p>
        <text:p text:style-name="P3"/>
        <text:p text:style-name="P91">tam na východe,</text:p>
        <text:p text:style-name="P3">ako sa u nich stavia, orie, kosí.</text:p>
        <text:p text:style-name="P3"/>
        <text:p text:style-name="P101">Večerom sedávali kolo vatry,</text:p>
        <text:p text:style-name="P101">spievali o slobode.</text:p>
        <text:p text:style-name="P3"/>
        <text:p text:style-name="P91"/>
        <text:p text:style-name="P91">PRE TEBA</text:p>
        <text:p text:style-name="P3"><text:soft-page-break/></text:p>
        <text:p text:style-name="P101">Dedina moja spí, spí ako mladá žena,</text:p>
        <text:p text:style-name="P101">ktorej si láska sadla na pery.</text:p>
        <text:p text:style-name="P16">Zo stodôl družstevných sa šíri vôňa sena,</text:p>
        <text:p text:style-name="P101">deťom sa o hrách sníva v páperí.</text:p>
        <text:p text:style-name="P3"/>
        <text:p text:style-name="P101">Dedina moja spí, nik neruší jej spánok,</text:p>
        <text:p text:style-name="P101">jej ticho stráži odhodlaný ľud,</text:p>
        <text:p text:style-name="P101">jej časy strastí, časy radovánok,</text:p>
        <text:p text:style-name="P101">horúčky žatvy, na ktoré sa nedá zabudnúť.</text:p>
        <text:p text:style-name="P3"/>
        <text:p text:style-name="P101">A hoci zavše zaspí vartáš pri zvonici</text:p>
        <text:p text:style-name="P101">a ona drieme bez strážneho anjela,</text:p>
        <text:p text:style-name="P101">nikomu strachom nevymizne rumeň v líci.</text:p>
        <text:p text:style-name="P101">Dnes končí týždeň, zajtra bude nedeľa.</text:p>
        <text:p text:style-name="P3"/>
        <text:p text:style-name="P101">Pre tvoje noci pokojné a jasné</text:p>
        <text:p text:style-name="P101">sovietsky vojak hnal sa na bodák,</text:p>
        <text:p text:style-name="P101"><text:soft-page-break/>aj pre to, že ti môžem písať tieto básne,</text:p>
        <text:p text:style-name="P101">nejeden padol ako postrelený vták.</text:p>
        <text:p text:style-name="P3"/>
        <text:p text:style-name="P101">Pre naše rozžiarené tváre, zvučné hlasy,</text:p>
        <text:p text:style-name="P101">ktorými vítame si každú novú jar,</text:p>
        <text:p text:style-name="P101">padali hrdinovia ako zrelé klasy,</text:p>
        <text:p text:style-name="P101">ani si rukou nezastreli tvár.</text:p>
        <text:p text:style-name="P3"/>
        <text:p text:style-name="P101">A ešte dnes a v každej chvíli</text:p>
        <text:p text:style-name="P101">umiera za tvoj pokoj preďaleký brat,</text:p>
        <text:p text:style-name="P101">aby raz všetci ľudia v mieri žili</text:p>
        <text:p text:style-name="P101">a nemuseli pre neľudí umierať.</text:p>
        <text:p text:style-name="P3"/>
        <text:p text:style-name="P91"/>
        <text:p text:style-name="P91">NAŠE PRVÉ MÁJE</text:p>
        <text:p text:style-name="P3"/>
        <text:p text:style-name="P101">Keď svitne ráno na prvého mája,</text:p>
        <text:p text:style-name="P101">náš ľud sa chystá jasať do ulíc.</text:p>
        <text:p text:style-name="P101"><text:soft-page-break/>Nesmierna láska všetky ruky spája</text:p>
        <text:p text:style-name="P101">a zapaľuje plameň líc.</text:p>
        <text:p text:style-name="P3"/>
        <text:p text:style-name="P101">To pochoduje pravá ľudská sila,</text:p>
        <text:p text:style-name="P101">somknuté rady plné nádejí,</text:p>
        <text:p text:style-name="P101">budúcnosť závratná im kroky zarosila</text:p>
        <text:p text:style-name="P101">ako tie stromy v aleji.</text:p>
        <text:p text:style-name="P3"/>
        <text:p text:style-name="P101">Budúcnosť, v ktorej rozdáva sa šťastie,</text:p>
        <text:p text:style-name="P101">tak ako lúka núka deťom celé kytice,</text:p>
        <text:p text:style-name="P101">preto náš zástup stále mohutnie a rastie</text:p>
        <text:p text:style-name="P101">a prelieva sa v rozjasané ulice.</text:p>
        <text:p text:style-name="P3"/>
        <text:p text:style-name="P101">Za mier na zemi a za pokojné časy,</text:p>
        <text:p text:style-name="P101">aby už človek nebol ponechaný náhode,</text:p>
        <text:p text:style-name="P101">nejedna matka veniec uvila si,</text:p>
        <text:p text:style-name="P101">pyšne ho nesie v sprievode.</text:p>
        <text:p text:style-name="P3"/>
        <text:p text:style-name="P101"><text:soft-page-break/>Nejeden mladý človek sviera päste</text:p>
        <text:p text:style-name="P101">na všetkých, ktorých meno podpaľača hanobí;</text:p>
        <text:p text:style-name="P101">nech vedia, že sa nezastaví na polceste,</text:p>
        <text:p text:style-name="P101">zajtra sa jeho sila stokrát znásobí!</text:p>
        <text:p text:style-name="P3"/>
        <text:p text:style-name="P101">Aby nám stromy kvitly každej jari,</text:p>
        <text:p text:style-name="P101">aby drak neplašil už detský sen,</text:p>
        <text:p text:style-name="P17">i <text:span text:style-name="T5">j</text:span>a budem stáť vartou na chotári</text:p>
        <text:p text:style-name="P103">a chrániť svoju rodnú zem.</text:p>
        <text:p text:style-name="P3"/>
        <text:p text:style-name="P91"/>
        <text:p text:style-name="P91">HRUDA</text:p>
        <text:p text:style-name="P3"/>
        <text:p text:style-name="P101">Hrsť jarnej zeme teplej ako dlaň</text:p>
        <text:p text:style-name="P101">som zodvihol a pritískam ju k ústam.</text:p>
        <text:p text:style-name="P16">Tá zem je láska, viera, zbraň,</text:p>
        <text:p text:style-name="P101">a preto svieram ju a z rúk ju nevypúšťam.</text:p>
        <text:p text:style-name="P3"/>
        <text:p text:style-name="P91"><text:soft-page-break/>Ty po storočiach zasa slobodná!</text:p>
        <text:p text:style-name="P3">Kedysi polievaná slzou nevoľníka</text:p>
        <text:p text:style-name="P3">vypíjala si kalich jeho žiaľu až do dna</text:p>
        <text:p text:style-name="P3">a tíšila si mäkkým lonom nárek, ktorý nezaniká.</text:p>
        <text:p text:style-name="P3"/>
        <text:p text:style-name="P101">A predsa zanikol! Buď pozdravený, vták,</text:p>
        <text:p text:style-name="P101">tvoj pokrik víťazný mi do myšlienok vniká,</text:p>
        <text:p text:style-name="P101">hoci ťa straší od západu sedemhlavý drak,</text:p>
        <text:p text:style-name="P101">víťaznou piesňou odpovedáš na hnev útočníka.</text:p>
        <text:p text:style-name="P3"/>
        <text:p text:style-name="P101">Ja ťažkám túto hrudu, zlatú prsť,</text:p>
        <text:p text:style-name="P101">rukami rozvážneho hospodára</text:p>
        <text:p text:style-name="P101">a vravím všetkým ľuďom dobrej vôle:</text:p>
        <text:p text:style-name="P101">Nedopusť, aby sa znovu cudzou stala!</text:p>
        <text:p text:style-name="P3"/>
        <text:p text:style-name="P101">Lebo je moja, tvoja, naša táto zem</text:p>
        <text:p text:style-name="P101">a kto ju cítiš v dlani, musíš ju mať rád.</text:p>
        <text:p text:style-name="P101">Pre ňu je hodno žiť,</text:p>
        <text:p text:style-name="P101"><text:soft-page-break/>pre ňu je hodno umierať!</text:p>
        <text:p text:style-name="P3"/>
        <text:p text:style-name="P91"/>
        <text:p text:style-name="P91">JAR 1932 U NÁS</text:p>
        <text:p text:style-name="P3"/>
        <text:p text:style-name="P101">Deň rozletel sa svetom ako vták,</text:p>
        <text:p text:style-name="P101">otvára vráta biede novej.</text:p>
        <text:p text:style-name="P16">Dolinou letí preplnený vlak:</text:p>
        <text:p text:style-name="P101">žandárov vezú do Handlovej.</text:p>
        <text:p text:style-name="P3"/>
        <text:p text:style-name="P101">Štrajk vzbĺkol ako pochodeň</text:p>
        <text:p text:style-name="P101">na Hornej Nitre, na Mostecku.</text:p>
        <text:p text:style-name="P16">Kým páni hodujú si deň čo deň,</text:p>
        <text:p text:style-name="P101">ty ani chleba nemôžeš dať decku!</text:p>
        <text:p text:style-name="P3"/>
        <text:p text:style-name="P101">Už idú na baníkov žandári,</text:p>
        <text:p text:style-name="P101">v ich pätách vládni ablegáti;</text:p>
        <text:p text:style-name="P101">najradšej by ich mali všetkých v žalári,</text:p>
        <text:p text:style-name="P101"><text:soft-page-break/>tam by im mohli do vôle mzdy krátiť.</text:p>
        <text:p text:style-name="P3"/>
        <text:p text:style-name="P101">Lež oni neucúvli ani krok,</text:p>
        <text:p text:style-name="P101">v jednote svornej vyrástly ich sily,</text:p>
        <text:p text:style-name="P101">do chlapa bojovali všetci vospolok,</text:p>
        <text:p text:style-name="P101">nad panskou zvoľou zvíťazili.</text:p>
        <text:p text:style-name="P3"/>
        <text:p text:style-name="P101">Keď stíšila sa trochu dolina</text:p>
        <text:p text:style-name="P101">a baník dostal plácu celú,</text:p>
        <text:p text:style-name="P101">žandári prišli pre mladého Domina;</text:p>
        <text:p text:style-name="P101">práve si chystal oblek na nedeľu.</text:p>
        <text:p text:style-name="P3"/>
        <text:p text:style-name="P91">Žena sa hrdo díva za ním z obloka:</text:p>
        <text:p text:style-name="P18">— Veď on im povie pravdu čistú!</text:p>
        <text:p text:style-name="P104">S Horného konca vedľa potoka</text:p>
        <text:p text:style-name="P104">v retiazkach vedú komunistu.</text:p>
        <text:p text:style-name="P3"/>
        <text:p text:style-name="P91"/>
        <text:p text:style-name="P91"><text:soft-page-break/>KRONIKA</text:p>
        <text:p text:style-name="P3"/>
        <text:p text:style-name="P101">Pod hôrkou ešte stojí rodný dom,</text:p>
        <text:p text:style-name="P101">nenávratne sa prepadáva v rozvaliny.</text:p>
        <text:p text:style-name="P3"/>
        <text:p text:style-name="P101">Ešte tu stojí starý strom,</text:p>
        <text:p text:style-name="P101">chrastavá hruška.</text:p>
        <text:p text:style-name="P3">Všetko je staré, len svet je iný.</text:p>
        <text:p text:style-name="P3"/>
        <text:p text:style-name="P91">A kde sú moji dávni kamaráti?</text:p>
        <text:p text:style-name="P3"/>
        <text:p text:style-name="P101">Ach, ako sme sa mali radi</text:p>
        <text:p text:style-name="P101">a svorne delili si každý marcipán!</text:p>
        <text:p text:style-name="P3"/>
        <text:p text:style-name="P101">Koloman Gendiar, Petrus Štefan, Petrus Ján.</text:p>
        <text:p text:style-name="P101">S nimi som preskakoval všetky ploty.</text:p>
        <text:p text:style-name="P3"/>
        <text:p text:style-name="P101">Dvaja z nich zomreli vraj na suchoty</text:p>
        <text:p text:style-name="P101"><text:soft-page-break/>a ten tretí,</text:p>
        <text:p text:style-name="P16">ktorého milovaly všetky deti,</text:p>
        <text:p text:style-name="P101">zmizol raz nad mrazivým ránom.</text:p>
        <text:p text:style-name="P3"/>
        <text:p text:style-name="P101">Pridal sa k partizánom</text:p>
        <text:p text:style-name="P101">a už sa nevrátil.</text:p>
        <text:p text:style-name="P16"/>
        <text:p text:style-name="P101">Aj vás som teda stratil,</text:p>
        <text:p text:style-name="P101">bírešskí moji kamaráti?</text:p>
        <text:p text:style-name="P3"/>
        <text:p text:style-name="P101">Pred rodným domom som sa zastavil</text:p>
        <text:p text:style-name="P101">a kliatbou žehnám starý svet,</text:p>
        <text:p text:style-name="P101">pre ktorý ste sa nedožili chvíľ,</text:p>
        <text:p text:style-name="P101">ktoré by ste mi mali prečo závidieť.</text:p>
        <text:p text:style-name="P3"/>
        <text:p text:style-name="P91">Najdrahší moji kamaráti!</text:p>
        <text:p text:style-name="P3"/>
        <text:p text:style-name="P91"/>
        <text:p text:style-name="P101"><text:soft-page-break/><text:span text:style-name="T5">LETO</text:span></text:p>
        <text:p text:style-name="P101"/>
        <text:p text:style-name="P101">Dievčina bosá, samé zlato v hrive,</text:p>
        <text:p text:style-name="P101">po lúke beží. Že sa nebojí</text:p>
        <text:p text:style-name="P101">záludných pichliačov! Má oči dôverivé</text:p>
        <text:p text:style-name="P101">a hlas jak zvonky v orloji.</text:p>
        <text:p text:style-name="P101"/>
        <text:p text:style-name="P16">Zdá sa jej asi, že je málo zlata</text:p>
        <text:p text:style-name="P101">v jej vlasoch, v slnku nad hlavou,</text:p>
        <text:p text:style-name="P101">keď zrazu na kolená padá</text:p>
        <text:p text:style-name="P101">a zdobí si hruď púpavou.</text:p>
        <text:p text:style-name="P101"/>
        <text:p text:style-name="P16">Len by ju večer nezranila rosa,</text:p>
        <text:p text:style-name="P101">podobná slzám, chladná ako mráz,</text:p>
        <text:p text:style-name="P101">veď je tak krehučká a bosá</text:p>
        <text:p text:style-name="P101">a nepočíta čas.</text:p>
        <text:p text:style-name="P3"/>
        <text:p text:style-name="P91">Nie, neporaní.</text:p>
        <text:p text:style-name="P16"><text:soft-page-break/>Má nekonečný život v dlani</text:p>
        <text:p text:style-name="P101">a má nás.</text:p>
        <text:p text:style-name="P101"/>
        <text:p text:style-name="P101"/>
        <text:p text:style-name="P109">NOVÉ ZRNO</text:p>
        <text:p text:style-name="P109"/>
        <text:p text:style-name="P3">Plod našej zeme, tisícerých rúk,</text:p>
        <text:p text:style-name="P16">do zlatej šupky zabalený ako dieťa,</text:p>
        <text:p text:style-name="P101">krásny jak láska, čistý ako vzduch,</text:p>
        <text:p text:style-name="P101">spevaví vtáci nad ním ako nad človekom letia,</text:p>
        <text:p text:style-name="P101">povedalo by sa, že si dar, lež ty nie si dar,</text:p>
        <text:p text:style-name="P101">preto ťa dlaňou hladí hospodár.</text:p>
        <text:p text:style-name="P101"/>
        <text:p text:style-name="P16">Hladí ťa dlaňou, čo ťa vytvorila,</text:p>
        <text:p text:style-name="P101">si jeho znoj a jeho um i sila,</text:p>
        <text:p text:style-name="P101">preto mu dozrievaním rozjasnievaš tvár,</text:p>
        <text:p text:style-name="P101">preto ťa toľko v hrsti láska hospodár.</text:p>
        <text:p text:style-name="P3"/>
        <text:p text:style-name="P109"><text:soft-page-break/>JESENNÁ N<text:span text:style-name="T7">Ô</text:span>TA</text:p>
        <text:p text:style-name="P109"/>
        <text:p text:style-name="P105">Jesene u nás! Na ne spomínam si,</text:p>
        <text:p text:style-name="P105">na víchríc prenikavý pisk.</text:p>
        <text:p text:style-name="P19">Štipľavý dym sa valí zo strnísk</text:p>
        <text:p text:style-name="P105">a na šarvancov ceria zuby kukuričné klasy.</text:p>
        <text:p text:style-name="P3"/>
        <text:p text:style-name="P105">Ach, ohne pasákov a moje medzi nimi,</text:p>
        <text:p text:style-name="P105">komu sa pri nich nezapýri líce,</text:p>
        <text:p text:style-name="P105">veď nejeden z nás chodil cestičkami tajomnými</text:p>
        <text:p text:style-name="P105">a za súmraku tratili sa dobrí vtáci z kukurice.</text:p>
        <text:p text:style-name="P3"/>
        <text:p text:style-name="P105">Jesene naše! Niet im v svete páru</text:p>
        <text:p text:style-name="P105">a každým rokom pyšnej šie sa halia do zlata.</text:p>
        <text:p text:style-name="P105">Nebola nikdy moja otcovizeň taká bohatá,</text:p>
        <text:p text:style-name="P105">preto si vietor hvízda pieseň starú ale jarú.</text:p>
        <text:p text:style-name="P3"/>
        <text:p text:style-name="P91"/>
        <text:p text:style-name="P110"><text:soft-page-break/>VYZNANIE</text:p>
        <text:p text:style-name="P110"/>
        <text:p text:style-name="P105">Kto by ťa mohol nemilovať,</text:p>
        <text:p text:style-name="P105">kraj líšok, bystrín, púpavy!</text:p>
        <text:p text:style-name="P19">Keď meníš zeleň za inovať,</text:p>
        <text:p text:style-name="P105">stúpaš mi ako víno do hlavy.</text:p>
        <text:p text:style-name="P3"/>
        <text:p text:style-name="P105">Kraj básnikov a partizánov,</text:p>
        <text:p text:style-name="P105">kde voľnosť hlása každý krík,</text:p>
        <text:p text:style-name="P105">tvoj národ vyhnal spupných pánov</text:p>
        <text:p text:style-name="P105">a žezlo trime robotník.</text:p>
        <text:p text:style-name="P105"/>
        <text:p text:style-name="P19">Tvoj ľud dnes vládne pevnou rukou,</text:p>
        <text:p text:style-name="P105">napráva dávny osud boľavý.</text:p>
        <text:p text:style-name="P19">Keď kráča vypätý sťa úboč bukov,</text:p>
        <text:p text:style-name="P105">radosť mi ako víno stúpa do hlavy.</text:p>
        <text:p text:style-name="P3"/>
        <text:p text:style-name="P91"/>
        <text:p text:style-name="P91"><text:soft-page-break/>LIST MATKE</text:p>
        <text:p text:style-name="P3"/>
        <text:p text:style-name="P105">Nikdy som nespočítal tvoje vrásky,</text:p>
        <text:p text:style-name="P105">nikdy som nedoc<text:span text:style-name="T6">í</text:span>til tvrdosť tvojich dlaní.</text:p>
        <text:p text:style-name="P105">Červené slnko tvojej lásky</text:p>
        <text:p text:style-name="P105">ma zobúdzalo na svitaní.</text:p>
        <text:p text:style-name="P105"/>
        <text:p text:style-name="P19">Osmoro detí vzišlo z tvojho tela,</text:p>
        <text:p text:style-name="P105">sedmoro naraz ohlásilo hlad.</text:p>
        <text:p text:style-name="P19">Až dnes ťa považujem za anjela,</text:p>
        <text:p text:style-name="P105">až dnes ti vravím: Mama, ja ťa rád!</text:p>
        <text:p text:style-name="P3"/>
        <text:p text:style-name="P105">Na také slová u nás nebývalo času,</text:p>
        <text:p text:style-name="P105">sychravý vietor odtŕhal ich s úst.</text:p>
        <text:p text:style-name="P19">Dnes vkladám celé roky do svojeho hlasu</text:p>
        <text:p text:style-name="P105">a nedbám ani trochu na káravý prst.</text:p>
        <text:p text:style-name="P105"/>
        <text:p text:style-name="P19">Náš nový život naučil nás tieto slová</text:p>
        <text:p text:style-name="P105"><text:soft-page-break/>a naša krásna, otvorená cesta vpred.</text:p>
        <text:p text:style-name="P19">Ja viem, že budeš moje slová opätovať,</text:p>
        <text:p text:style-name="P105">aj keď mi nedáš na list odpoveď.</text:p>
        <text:p text:style-name="P105"/>
        <text:p text:style-name="P19">Dnes začnem rátať všetky tvoje vrásky</text:p>
        <text:p text:style-name="P105">a stokrát zmeriam tvrdosť tvojich dlaní.</text:p>
        <text:p text:style-name="P105">Červené slnko mojej lásky</text:p>
        <text:p text:style-name="P105">bude ťa budiť na svitaní.</text:p>
        <text:p text:style-name="P3"/>
        <text:p text:style-name="P91"/>
        <text:p text:style-name="P91">PEC</text:p>
        <text:p text:style-name="P3"/>
        <text:p text:style-name="P105">Chodím po našom dvore, je tam stará pec,</text:p>
        <text:p text:style-name="P105">kde stávali sme, ja a moje sestry, bratia;</text:p>
        <text:p text:style-name="P105">tie časy sa už nikdy nenavrátia,</text:p>
        <text:p text:style-name="P105">keď sme mať nedočkavo chytávali za palec.</text:p>
        <text:p text:style-name="P3"/>
        <text:p text:style-name="P105">Do pece koncom týždňa mama podkúrila,</text:p>
        <text:p text:style-name="P105"><text:soft-page-break/>ešte dnes vidím v žiari pahreby jej tvár,</text:p>
        <text:p text:style-name="P105">v ohni sa kalila jej láska a jej sila,</text:p>
        <text:p text:style-name="P105">chuderka, zamúčená ako popolvár.</text:p>
        <text:p text:style-name="P3"/>
        <text:p text:style-name="P105">Týždenne sedem pecňov polievala vodou,</text:p>
        <text:p text:style-name="P105">zavše aj slza skanula jej do cesta,</text:p>
        <text:p text:style-name="P105">že jej syn chodí kade-tade, cesta-necesta,</text:p>
        <text:p text:style-name="P105">za svojou vidinou, za šťastím, za slobodou.</text:p>
        <text:p text:style-name="P3"/>
        <text:p text:style-name="P105"><text:span text:style-name="T6">Ž</text:span>e z posledného dneska miesila</text:p>
        <text:p text:style-name="P105">a zajtra deti darmo budú čakať na osúchy.</text:p>
        <text:p text:style-name="P105">Svet okolo nej bol k jej žiaľom hluchý,</text:p>
        <text:p text:style-name="P105">no ona žiale vzdorn<text:span text:style-name="T6">e</text:span> prežila.</text:p>
        <text:p text:style-name="P3"/>
        <text:p text:style-name="P105">Kto zabudol by na voňavé dvory,</text:p>
        <text:p text:style-name="P105">keď v ošítkach sa zjavil chlebík ružový</text:p>
        <text:p text:style-name="P105">a ešte teplý sme ho nosievali do komory?</text:p>
        <text:p text:style-name="P105">Vtedy aj žena býva prítulnejšia k mužovi.</text:p>
        <text:p text:style-name="P3"><text:soft-page-break/></text:p>
        <text:p text:style-name="P91">Dávno už v našej peci ohník nehorí.</text:p>
        <text:p text:style-name="P19">Nech všetko staré nenávratne starne!</text:p>
        <text:p text:style-name="P105">Dnes mi mať usmievavá tajuplne hovorí:</text:p>
        <text:p text:style-name="P105">Pre čerstvý chlieb šlo vnúča do pekárne.</text:p>
        <text:p text:style-name="P3"/>
        <text:p text:style-name="P91"/>
        <text:p text:style-name="P91">OTCOVI K NARODENINÁM</text:p>
        <text:p text:style-name="P3"/>
        <text:p text:style-name="P105">Ja viem, že je to veľmi ťažké</text:p>
        <text:p text:style-name="P105">vysloviť veci hodné chlapa;</text:p>
        <text:p text:style-name="P105">ty by si sotva vedel chápať cit</text:p>
        <text:p text:style-name="P105">nesverený jemnej vážke.</text:p>
        <text:p text:style-name="P3"/>
        <text:p text:style-name="P105">Dovoľ mi aspoň tieto všedné slová:</text:p>
        <text:p text:style-name="P105">Kiež tvoja krvopotná práca</text:p>
        <text:p text:style-name="P105">v pokojných chvíľach sa ti vracia</text:p>
        <text:p text:style-name="P105">a dni sa zahalia do ružov<text:span text:style-name="T6">a</text:span>!</text:p>
        <text:p text:style-name="P3"><text:soft-page-break/></text:p>
        <text:p text:style-name="P91"/>
        <text:p text:style-name="P91">MOJEJ DCÉRE</text:p>
        <text:p text:style-name="P3"/>
        <text:p text:style-name="P105">Zrodila si sa v šťastnom znamení,</text:p>
        <text:p text:style-name="P105">v súhvezdí prvej päťročnice;</text:p>
        <text:p text:style-name="P105">tvoj život v sláve našej vlasti pramení,</text:p>
        <text:p text:style-name="P105">krv novej doby zalieva ti líce.</text:p>
        <text:p text:style-name="P3"/>
        <text:p text:style-name="P105">To všetko závidí ti americký vrah,</text:p>
        <text:p text:style-name="P105">vyhráža sa ti vojnou novou,</text:p>
        <text:p text:style-name="P105">rád by ťa videl na márach,</text:p>
        <text:p text:style-name="P105">alebo spopolnenú bombou atomovou.</text:p>
        <text:p text:style-name="P3"/>
        <text:p text:style-name="P105">Lež teba chráni hviezda nad Kremľom</text:p>
        <text:p text:style-name="P105">a za ňou kráčajúce neprehľadné šíky,</text:p>
        <text:p text:style-name="P105">čo budujú si rodný dom,</text:p>
        <text:p text:style-name="P105">zástavu mieru nesú miesto dýky.</text:p>
        <text:p text:style-name="P3"><text:soft-page-break/></text:p>
        <text:p text:style-name="P105">A preto porastieš jak strom,</text:p>
        <text:p text:style-name="P105">obkolesená láskou veľkou.</text:p>
        <text:p text:style-name="P19">Navzdory všetkým orkánom</text:p>
        <text:p text:style-name="P105">budeš raz hrdou staviteľkou!</text:p>
        <text:p text:style-name="P3"/>
        <text:p text:style-name="P91"/>
        <text:p text:style-name="P91">S DCÉROU NA PRECHÁDZKE</text:p>
        <text:p text:style-name="P3"/>
        <text:p text:style-name="P91">Ukazujem ti všetky kúty,</text:p>
        <text:p text:style-name="P3">po ktorých ja som drobčil krokom vtáčím.</text:p>
        <text:p text:style-name="P3">Hľa, stará vŕba stále smúti.</text:p>
        <text:p text:style-name="P3">Nemá za čím.</text:p>
        <text:p text:style-name="P3"/>
        <text:p text:style-name="P105">Kam podely sa známe kríčky,</text:p>
        <text:p text:style-name="P105">v nich prežíval som ja svoj detský sen?</text:p>
        <text:p text:style-name="P105">Kde zmizly roztrhané nohavičky?</text:p>
        <text:p text:style-name="P3">Ja neviem.</text:p>
        <text:p text:style-name="P3"><text:soft-page-break/></text:p>
        <text:p text:style-name="P105">Niet ani medzí za humnami,</text:p>
        <text:p text:style-name="P105">dnes nad tablami poletuje vták,</text:p>
        <text:p text:style-name="P105">rozorali ich moji známi.</text:p>
        <text:p text:style-name="P3">Dobre tak!</text:p>
        <text:p text:style-name="P3"/>
        <text:p text:style-name="P105">Raz po rokoch sem prídeš sama,</text:p>
        <text:p text:style-name="P105">budeš sa tešiť ako ja dnes z toľkých zmien,</text:p>
        <text:p text:style-name="P105">neznámym pojmom bude medza rozoraná,</text:p>
        <text:p text:style-name="P105">a v očiach ľudí veľký sen.</text:p>
        <text:p text:style-name="P3"/>
        <text:p text:style-name="P91"/>
        <text:p text:style-name="P91">SPI DCÉRKA MOJA</text:p>
        <text:p text:style-name="P3"/>
        <text:p text:style-name="P105">A ešte raz a ešte hoci stokrát</text:p>
        <text:p text:style-name="P105">budem o tebe ľuďom rozprávať.</text:p>
        <text:p text:style-name="P19">Tú melódiu neviem nikdy dohrať,</text:p>
        <text:p text:style-name="P105">tú pieseň, ktorou uspáva ťa mať.</text:p>
        <text:p text:style-name="P3"><text:soft-page-break/></text:p>
        <text:p text:style-name="P105">Dnes tvoja matka nad tebou sa <text:span text:style-name="T6">s</text:span>kláňa</text:p>
        <text:p text:style-name="P105">nežnejšie ako azda pred rokom,</text:p>
        <text:p text:style-name="P105">lebo ju straší ruka krvavého pána,</text:p>
        <text:p text:style-name="P105">čo ťa chce vidieť mŕtvolou či otrokom.</text:p>
        <text:p text:style-name="P3"/>
        <text:p text:style-name="P105">Ja nikdy neprestanem kričať plným hrdlom:</text:p>
        <text:p text:style-name="P105">Zachráňte spánok detí plný pokoja,</text:p>
        <text:p text:style-name="P105">nech sa ich zraky obracajú za slávičím kŕdľom</text:p>
        <text:p text:style-name="P105">a nech sa neboja!</text:p>
        <text:p text:style-name="P105"/>
        <text:p text:style-name="P19">Pre teba, dcérka moja, stojím ako granit</text:p>
        <text:p text:style-name="P105">na stráži s ľuďmi, ktorí zaznávajú smrť,</text:p>
        <text:p text:style-name="P105">budeme tvoje oči chrániť,</text:p>
        <text:p text:style-name="P105">aby ich slnko nemuselo zapadnúť.</text:p>
        <text:p text:style-name="P3"/>
        <text:p text:style-name="P105">Ty nestrachuj sa, nie sme sami</text:p>
        <text:p text:style-name="P105">a zajtra bude nás viac ako dnes;</text:p>
        <text:p text:style-name="P105"><text:soft-page-break/>pri našom dome, za humnami,</text:p>
        <text:p text:style-name="P105">je Sovietsky sväz!</text:p>
        <text:p text:style-name="P3"/>
        <text:p text:style-name="P91"/>
        <text:p text:style-name="P91">DO JEDNÉHO</text:p>
        <text:p text:style-name="P3"/>
        <text:p text:style-name="P105">Zbojnícke stráže dávno nestoja už pod Rozsutcom,</text:p>
        <text:p text:style-name="P105">automat nesviera tu hrdý partizán;</text:p>
        <text:p text:style-name="P105">ten, čo ho včera súdili, je dnes sudcom,</text:p>
        <text:p text:style-name="P105">keď zbojstvá strojí porazený pán.</text:p>
        <text:p text:style-name="P3"/>
        <text:p text:style-name="P105">Za majestátne ticho pod horami,</text:p>
        <text:p text:style-name="P105">za piesne lásky mládencov a diev</text:p>
        <text:p text:style-name="P105">stojíme všetci vartou na kvetnatej stráni,</text:p>
        <text:p text:style-name="P105">chránime našu lásku, prácu, spev.</text:p>
        <text:p text:style-name="P3"/>
        <text:p text:style-name="P91"/>
        <text:p text:style-name="P110">RASTIEŠ A ROZKVITÁŠ</text:p>
        <text:p text:style-name="P91"><text:soft-page-break/></text:p>
        <text:p text:style-name="P105">Ako ti vravieť, krásna moja vlasť,</text:p>
        <text:p text:style-name="P105">než že sa dvíhaš k hviezdam najvyšším?</text:p>
        <text:p text:style-name="P19">Včera som videl pánov všetko s teba krásť,</text:p>
        <text:p text:style-name="P105">dnes zaľudňuješ zem, kde vládly smrť a dym.</text:p>
        <text:p text:style-name="P3"/>
        <text:p text:style-name="P105">Úžasnou silou slobody a šťastia</text:p>
        <text:p text:style-name="P105">staviaš si postať láskavú i prísnu.</text:p>
        <text:p text:style-name="P19">Tvoj ľud dnes stojí, pevný ako bašta,</text:p>
        <text:p text:style-name="P105">na poste vysnenom, na stavbe socializmu.</text:p>
        <text:p text:style-name="P3"/>
        <text:p text:style-name="P91">A voľný buduje si fabriku i dom,</text:p>
        <text:p text:style-name="P3">prírodu mení, kríži toky riek,</text:p>
        <text:p text:style-name="P3">aby tu ľudia prechádzali najľudskejším domovom</text:p>
        <text:p text:style-name="P3">a nekrivili nikdy pred korbáčom driek.</text:p>
        <text:p text:style-name="P3"/>
        <text:p text:style-name="P105">Aby sa ľudia viacej milovali</text:p>
        <text:p text:style-name="P105">a svet sa nenakláňal nad priepasť,</text:p>
        <text:p text:style-name="P105"><text:soft-page-break/>do šíkov pevných ako skala sme si stali</text:p>
        <text:p text:style-name="P105">a chránime ťa, krásna naša vlasť!</text:p>
        <text:p text:style-name="P3"/>
        <text:p text:style-name="P91"/>
        <text:p text:style-name="P110">CESTA</text:p>
        <text:p text:style-name="P110"/>
        <text:p text:style-name="P91">Keby som vedel vypovedať všetko,</text:p>
        <text:p text:style-name="P3">čím sa mi vzdúva ako plachta hruď,</text:p>
        <text:p text:style-name="P3">keby som mal dar reči ako decko</text:p>
        <text:p text:style-name="P3">a vedel spievať piesne, na ktoré sa nedá zabudnúť,</text:p>
        <text:p text:style-name="P3">celý svet by som vložil do tónov i slov,</text:p>
        <text:p text:style-name="P3">aby som stvoril veľkú hymnu na domov.</text:p>
        <text:p text:style-name="P3"/>
        <text:p text:style-name="P105">Na jeho mocných synov, statné dcéry,</text:p>
        <text:p text:style-name="P105">na staviteľov nových lešení,</text:p>
        <text:p text:style-name="P105">na nevysychajúcu studňu viery,</text:p>
        <text:p text:style-name="P105">na nedozier<text:span text:style-name="T6">n</text:span>e premeny.</text:p>
        <text:p text:style-name="P19">Celý svet by som vložil do tónov i slov,</text:p>
        <text:p text:style-name="P105"><text:soft-page-break/>aby som stvoril veľkú hymnu na domov.</text:p>
        <text:p text:style-name="P3"/>
        <text:p text:style-name="P105">Loď mojej vlasti k jasným brehom pláva,</text:p>
        <text:p text:style-name="P105">jej kormidelník pozná správny smer,</text:p>
        <text:p text:style-name="P105">v diaľke ju čaká veľká vlajkosláva</text:p>
        <text:p text:style-name="P105">a večný mier, a večný mier!</text:p>
        <text:p text:style-name="P19">Ja preto všetko vkladám do tónov i slov</text:p>
        <text:p text:style-name="P105">a spievam veľkú hymnu na domov.</text:p>
        <text:p text:style-name="P3"/>
        <text:p text:style-name="P105">Ľud môj vie, že treba striehnuť na úskalia,</text:p>
        <text:p text:style-name="P105">ako sa striehne na záškodnú zver.</text:p>
        <text:p text:style-name="P19">Náš obzor nepriatelia nikdy nezakalia,</text:p>
        <text:p text:style-name="P105">hoci vrah stále odisťuje revolver.</text:p>
        <text:p text:style-name="P19">Ja preto všetko vkladám do tónov i slov</text:p>
        <text:p text:style-name="P105">a spievam veľkú hymnu na domov.</text:p>
        <text:p text:style-name="P105"/>
        <text:p text:style-name="P19">Niet takých povíchric, niet takej sily,</text:p>
        <text:p text:style-name="P105">niet takých protiprúdov, takých pých,</text:p>
        <text:p text:style-name="P105"><text:soft-page-break/>čo by ťa, ľud môj, zarazily,</text:p>
        <text:p text:style-name="P105">keď zastavíš sa, tak len pre oddych.</text:p>
        <text:p text:style-name="P19">Ja preto všetko vkladám do tónov i slov</text:p>
        <text:p text:style-name="P105">a spievam veľkú hymnu na domov.</text:p>
        <text:p text:style-name="P3"/>
        <text:p text:style-name="P105">Pre nás a úsmev našich detných detí,</text:p>
        <text:p text:style-name="P105">pre krásu našich jarí, zím a jesení</text:p>
        <text:p text:style-name="P105">rozhodli sme sa dobyť slávne méty</text:p>
        <text:p text:style-name="P105">a nikto, nikto naše odhodlanie nezmení,</text:p>
        <text:p text:style-name="P19">Ja preto všetko vkladám do tónov i slov</text:p>
        <text:p text:style-name="P105">a spievam veľkú hymnu na domov.</text:p>
        <text:p text:style-name="P105"/>
        <text:p text:style-name="P19">Loď mojej vlasti k jasným brehom pláva,</text:p>
        <text:p text:style-name="P105">jej kormidelník pozná správny smer,</text:p>
        <text:p text:style-name="P105">v diaľke ju čaká veľká vlajkosláva</text:p>
        <text:p text:style-name="P105">a večný mier, a večný mier!</text:p>
        <text:p text:style-name="P19">Ja preto všetko vkladám do tónov i slov</text:p>
        <text:p text:style-name="P105">a spievam veľkú hymnu na domov.</text:p>
        <text:p text:style-name="P2"><text:soft-page-break/><text:span text:style-name="T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2111009490</dc:title>
    <dc:subject/>
    <meta:initial-creator/>
    <meta:keyword/>
    <dc:date>2022-11-12T19:12:08.311000000</dc:date>
    <meta:editing-duration>PT28M16S</meta:editing-duration>
    <meta:editing-cycles>3</meta:editing-cycles>
    <meta:generator>LibreOffice/5.4.2.2$Windows_x86 LibreOffice_project/22b09f6418e8c2d508a9eaf86b2399209b0990f4</meta:generator>
    <meta:document-statistic meta:table-count="0" meta:image-count="0" meta:object-count="0" meta:page-count="54" meta:paragraph-count="731" meta:word-count="4275" meta:character-count="24417" meta:non-whitespace-character-count="20864"/>
  </office:meta>
</office:document-meta>
</file>